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text-properties style:font-name="Radian" fo:font-size="12pt" fo:font-weight="350" style:font-size-asian="12pt" style:font-size-complex="12pt"/>
    </style:style>
    <style:style style:name="P4"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T6" style:family="text">
      <style:text-properties officeooo:rsid="00068828"/>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text:span text:style-name="T6">Front End</text:span>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224" draw:style-name="gr2" draw:text-style-name="P11" svg:width="9.2587in" svg:height="1.9831in" svg:x="-1.1898in" svg:y="-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2"/>
      <text:p text:style-name="P3">Dear {{HIRING_MANAGER}},</text:p>
      <text:p text:style-name="P5"><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5"><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4"><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3">Sincerely,</text:p>
      <text:p text:style-name="P6">Weston P. Greene</text:p>
      <text:p text:style-name="P3">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7</meta:editing-cycles>
    <meta:print-date>2022-08-17T09:18:00</meta:print-date>
    <meta:creation-date>2022-09-07T09:38:00</meta:creation-date>
    <dc:date>2022-09-10T02:52:22.873298712</dc:date>
    <meta:editing-duration>PT6M19S</meta:editing-duration>
    <meta:generator>LibreOffice/7.4.0.3$MacOSX_AARCH64 LibreOffice_project/f85e47c08ddd19c015c0114a68350214f7066f5a</meta:generator>
    <meta:document-statistic meta:table-count="0" meta:image-count="0" meta:object-count="0" meta:page-count="1" meta:paragraph-count="11" meta:word-count="343" meta:character-count="2179" meta:non-whitespace-character-count="1837"/>
    <meta:user-defined meta:name="AppVersion">16.0000</meta:user-defined>
    <meta:template xlink:type="simple" xlink:actuate="onRequest" xlink:title="Normal" xlink:href=""/>
  </office:meta>
</office:document-meta>
</file>